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1.5772in"/>
    </style:style>
    <style:style style:name="co5" style:family="table-column">
      <style:table-column-properties fo:break-before="auto" style:column-width="1.2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ntekter</text:p>
          </table:table-cell>
          <table:table-cell table:number-columns-repeated="2"/>
          <table:table-cell table:style-name="ce1" office:value-type="string" calcext:value-type="string">
            <text:p>Utgifter</text:p>
          </table:table-cell>
          <table:table-cell/>
        </table:table-row>
        <table:table-row table:style-name="ro1">
          <table:table-cell office:value-type="string" calcext:value-type="string">
            <text:p>Lønn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string" calcext:value-type="string">
            <text:p>Individspesifikke</text:p>
          </table:table-cell>
          <table:table-cell office:value-type="float" office:value="8683" calcext:value-type="float">
            <text:p>86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sholdningsspesifikke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gforening</text:p>
          </table:table-cell>
          <table:table-cell table:formula="of:=[.B2]*0.012" office:value-type="float" office:value="624" calcext:value-type="float">
            <text:p>6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nsjon</text:p>
          </table:table-cell>
          <table:table-cell table:formula="of:=[.B2]*0.02" office:value-type="float" office:value="1040" calcext:value-type="float">
            <text:p>10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att</text:p>
          </table:table-cell>
          <table:table-cell table:formula="of:=([.B2]-[.E4]-[.E5])*0.32" office:value-type="float" office:value="16107.52" calcext:value-type="float">
            <text:p>16107.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ån</text:p>
          </table:table-cell>
          <table:table-cell office:value-type="float" office:value="10495" calcext:value-type="float">
            <text:p>104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formula="of:=SUM([.E2:.E7])" office:value-type="float" office:value="40559.52" calcext:value-type="float">
            <text:p>40559.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Differanse</text:p>
          </table:table-cell>
          <table:table-cell table:formula="of:=[.B2]-[.E8]" office:value-type="float" office:value="11440.48" calcext:value-type="float">
            <text:p>11440.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9:43:12.795723901</meta:creation-date>
    <dc:date>2024-08-31T21:46:22.824669486</dc:date>
    <meta:editing-duration>PT25M51S</meta:editing-duration>
    <meta:editing-cycles>1</meta:editing-cycles>
    <meta:document-statistic meta:table-count="1" meta:cell-count="20" meta:object-count="0"/>
    <meta:generator>LibreOffice/24.2.5.2$Linux_X86_64 LibreOffice_project/420$Build-2</meta:generator>
  </office:meta>
</office:document-meta>
</file>